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r-main-font" svg:font-family="'var r-main-font'"/>
  </office:font-face-decls>
  <office:automatic-styles>
    <style:style style:name="P1" style:family="paragraph" style:parent-style-name="Heading_20_1" style:master-page-name="HTML">
      <style:paragraph-properties style:page-number="auto"/>
      <style:text-properties style:font-name="var r-main-font" fo:font-weight="normal"/>
    </style:style>
    <style:style style:name="P2" style:family="paragraph" style:parent-style-name="Heading_20_2">
      <style:text-properties style:font-name="var r-main-font" fo:font-weight="normal"/>
    </style:style>
    <style:style style:name="P3" style:family="paragraph" style:parent-style-name="Heading_20_3">
      <style:text-properties style:font-name="var r-main-font" fo:font-weight="normal"/>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list-style-name="L5"/>
    <style:style style:name="P6" style:family="paragraph" style:parent-style-name="Preformatted_20_Text" style:list-style-name="L5">
      <style:paragraph-properties fo:margin-top="0cm" fo:margin-bottom="0.499cm" style:contextual-spacing="false"/>
    </style:style>
    <style:style style:name="P7" style:family="paragraph" style:parent-style-name="Preformatted_20_Text" style:list-style-name="L6"/>
    <style:style style:name="P8" style:family="paragraph" style:parent-style-name="Preformatted_20_Text" style:list-style-name="L6">
      <style:paragraph-properties fo:margin-top="0cm" fo:margin-bottom="0.499cm" style:contextual-spacing="false"/>
    </style:style>
    <style:style style:name="P9" style:family="paragraph" style:parent-style-name="Preformatted_20_Text" style:list-style-name="L7"/>
    <style:style style:name="P10" style:family="paragraph" style:parent-style-name="Preformatted_20_Text" style:list-style-name="L7">
      <style:paragraph-properties fo:margin-top="0cm" fo:margin-bottom="0.499cm" style:contextual-spacing="false"/>
    </style:style>
    <style:style style:name="P11" style:family="paragraph" style:parent-style-name="Text_20_body">
      <style:text-properties style:font-name="var r-main-font" fo:font-weight="normal"/>
    </style:style>
    <style:style style:name="P12" style:family="paragraph" style:parent-style-name="Text_20_body" style:list-style-name="L3">
      <style:paragraph-properties fo:margin-top="0cm" fo:margin-bottom="0cm" style:contextual-spacing="false"/>
      <style:text-properties style:font-name="var r-main-font" fo:font-weight="normal"/>
    </style:style>
    <style:style style:name="P13" style:family="paragraph" style:parent-style-name="Text_20_body" style:list-style-name="L3">
      <style:text-properties style:font-name="var r-main-font" fo:font-weight="normal"/>
    </style:style>
    <style:style style:name="P14" style:family="paragraph" style:parent-style-name="Text_20_body" style:list-style-name="L4">
      <style:paragraph-properties fo:margin-top="0cm" fo:margin-bottom="0cm" style:contextual-spacing="false"/>
      <style:text-properties style:font-name="var r-main-font" fo:font-weight="normal"/>
    </style:style>
    <style:style style:name="P15" style:family="paragraph" style:parent-style-name="Text_20_body" style:list-style-name="L4">
      <style:text-properties style:font-name="var r-main-font" fo:font-weight="normal"/>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T1" style:family="text">
      <style:text-properties style:font-name="var r-main-font" fo:font-weight="normal"/>
    </style:style>
    <style:style style:name="T2" style:family="text">
      <style:text-properties style:font-name="var r-main-font" fo:font-weight="bold"/>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dovina il numero</text:h>
      <text:h text:style-name="P3" text:outline-level="3">Un gioco in Python</text:h>
      <text:h text:style-name="P3" text:outline-level="3">Con interfaccia grafica in Kivy</text:h>
      <text:p text:style-name="P11">Di che tipo di gioco si tratta?</text:p>
      <text:p text:style-name="P11">Il programma estrae un numero a caso tra 1 e 50 e chiede al giocatore di indovinarlo. Per ogni tentativo inserito il programma indica se il numero è troppo alto o troppo basso, oppure se il giocatore ha indovinato.</text:p>
      <text:p text:style-name="Text_20_body"><text:span text:style-name="T1">Questa versione ha un'interfaccia grafica creata con Kivy <text:line-break/></text:span><text:a xlink:type="simple" xlink:href="http://www.kivy.org/" office:target-frame-name="_blank" xlink:show="new" text:style-name="Internet_20_link" text:visited-style-name="Visited_20_Internet_20_Link"><text:span text:style-name="T1">http://www.kivy.org</text:span></text:a></text:p>
      <text:h text:style-name="P2" text:outline-level="2">Gli oggetti</text:h>
      <text:p text:style-name="P11">Python fa parte di quella categoria di linguaggi che viene detta "orientata agli oggetti". Ma cos'è esattamente un oggetto in un linguaggio di programmazione?</text:p>
      <text:p text:style-name="P11">Come gli oggetti fisici, anche quelli che creiamo programmando possono avere <text:span text:style-name="T3">attributi</text:span> (es.: colore, dimensioni) e sono in grado di <text:span text:style-name="T3">compiere azioni</text:span> (es.: aprirsi, poter essere premuti).</text:p>
      <text:p text:style-name="P11">In Python tutto è un oggetto, anche le stringhe di caratteri e i numeri. </text:p>
      <text:p text:style-name="P11">Per accedere a un "attributo" o per far compiere un'azione (detta tecnicamente "metodo") a un oggetto si usa la notazione con il punto "."</text:p>
      <text:p text:style-name="Preformatted_20_Text"/>
      <text:p text:style-name="Preformatted_20_Text"><text:span text:style-name="Source_20_Text"><text:span text:style-name="T1">nome = "pippo"</text:span></text:span></text:p>
      <text:p text:style-name="P4"><text:span text:style-name="Source_20_Text"><text:span text:style-name="T1">print nome.upper()</text:span></text:span></text:p>
      <text:p text:style-name="Text_20_body"><text:span text:style-name="T1">Nell'esempio qui sopra si esegue il metodo </text:span><text:span text:style-name="Source_20_Text"><text:span text:style-name="T1">upper()</text:span></text:span><text:span text:style-name="T1"> sulla stringa </text:span><text:span text:style-name="Source_20_Text"><text:span text:style-name="T1">nome</text:span></text:span><text:span text:style-name="T1">: il metodo restituisce la stringa con i caratteri minuscoli convertiti in maiuscolo.</text:span></text:p>
      <text:p text:style-name="Text_20_body"><text:span text:style-name="T1">Prova a eseguirlo nell'interprete.<text:line-break/>Cosa farà il metodo </text:span><text:span text:style-name="Source_20_Text"><text:span text:style-name="T1">lower()</text:span></text:span><text:span text:style-name="T1">?</text:span></text:p>
      <text:p text:style-name="Text_20_body"><text:span text:style-name="T1">Un modo veloce per sapere quali sono gli attibuti e i metodi di un oggetto è la funzione </text:span><text:span text:style-name="Source_20_Text"><text:span text:style-name="T1">dir()</text:span></text:span><text:span text:style-name="T1">. Prova a eseguirla sulla stringa di prima:</text:span></text:p>
      <text:p text:style-name="Preformatted_20_Text"/>
      <text:p text:style-name="P4"><text:span text:style-name="Source_20_Text"><text:span text:style-name="T1">dir( nome )</text:span></text:span></text:p>
      <text:p text:style-name="P11">Ovviamente quello che compare a video non serve a molto per capire a cosa servono. Devi per forza guardare la documentazione sul sito di Python, oppure usare l'help dell'interprete:</text:p>
      <text:p text:style-name="Preformatted_20_Text"/>
      <text:p text:style-name="P4"><text:span text:style-name="Source_20_Text"><text:span text:style-name="T1">help( nome.upper )</text:span></text:span></text:p>
      <text:p text:style-name="P11">Provalo.</text:p>
      <text:h text:style-name="P2" text:outline-level="2"><text:soft-page-break/>Le classi</text:h>
      <text:p text:style-name="P11">Gli oggetti dei linguaggi di programmazione, sempre come gli oggetti reali, si possono raggruppare per tipo: ci sono le stringhe, i numeri interi, i numeri con la virgola, le liste, i file, ecc. Il "tipo" in informatica prende il nome di "classe".</text:p>
      <text:p text:style-name="Text_20_body"><text:span text:style-name="T1">Per esempio si dice che il tuo oggetto </text:span><text:span text:style-name="Source_20_Text"><text:span text:style-name="T1">nome</text:span></text:span><text:span text:style-name="T1"> di prima appartiene alla classe "stringa" (sapevi già che era una stringa!), quindi poiché è di quel tipo possiede tutti i metodi della classe:</text:span></text:p>
      <text:p text:style-name="Preformatted_20_Text"/>
      <text:p text:style-name="Preformatted_20_Text"><text:span text:style-name="Source_20_Text"><text:span text:style-name="T1">capitalize, center, count, upper, lower, startswith, endswith, find</text:span></text:span></text:p>
      <text:p text:style-name="P4"><text:span text:style-name="Source_20_Text"><text:span text:style-name="T1">replace, isalpha, isdigit, join, strip, split, ...</text:span></text:span></text:p>
      <text:p text:style-name="P11">e ci si possono fare delle "operazioni": </text:p>
      <text:p text:style-name="Preformatted_20_Text"/>
      <text:p text:style-name="Preformatted_20_Text"><text:span text:style-name="Source_20_Text"><text:span text:style-name="T1">len( nome ) <text:s text:c="2"/># restituisce la lunghezza della stringa</text:span></text:span></text:p>
      <text:p text:style-name="P4"><text:span text:style-name="Source_20_Text"><text:span text:style-name="T1">nome[ 1 ] <text:s text:c="4"/># restituisce il secondo (!) carattere della stringa</text:span></text:span></text:p>
      <text:p text:style-name="P11">Prova sempre nell'interprete, non ti fidare!</text:p>
      <text:p text:style-name="Text_20_body"><text:span text:style-name="T1">Ogni volta che crei una nuova stringa crei un oggetto della classe </text:span><text:span text:style-name="Source_20_Text"><text:span text:style-name="T1">str</text:span></text:span><text:span text:style-name="T1">. Ogni volta che crei un nuovo numero crei un oggetto di una delle classi: </text:span><text:span text:style-name="Source_20_Text"><text:span text:style-name="T1">int</text:span></text:span><text:span text:style-name="T1">, </text:span><text:span text:style-name="Source_20_Text"><text:span text:style-name="T1">float</text:span></text:span><text:span text:style-name="T1">, </text:span><text:span text:style-name="Source_20_Text"><text:span text:style-name="T1">long</text:span></text:span><text:span text:style-name="T1"> o </text:span><text:span text:style-name="Source_20_Text"><text:span text:style-name="T1">complex</text:span></text:span><text:span text:style-name="T1">.</text:span></text:p>
      <text:p text:style-name="P11">Python fa tutto questo senza dirti niente, quindi volendo non c'è bisogno di saperlo per utilizzare il linguaggio.</text:p>
      <text:h text:style-name="P3" text:outline-level="3">Quindi?</text:h>
      <text:p text:style-name="P11">Quindi si scopre che il grosso del lavoro del programmatore è inventare nuove classi di oggetti (o "estendere", ovvero potenziare, classi esistenti) per fargli fare cose nuove.</text:p>
      <text:p text:style-name="P11">Per costruire un gioco in Kivy occorre utilizzare le classi di Kivy ed estenderle per aggiungere quello che serve appunto al gioco per funzionare. Per questo si è resa necessaria questa introduzione alle classi.</text:p>
      <text:h text:style-name="P2" text:outline-level="2">La GUI</text:h>
      <text:p text:style-name="P11">Altro nuovo termine: GUI sta per Graphical User Interface, ovvero interfaccia grafica per l'utente.</text:p>
      <text:p text:style-name="P11">Iniziamo a costruirla.</text:p>
      <text:p text:style-name="P11">Crea un file Python; chiamalo "indovina.py"</text:p>
      <text:p text:style-name="P11">Questo sarà il file principale che verrà eseguito, quindi dobbiamo inserire gli elementi fondamentali per Kivy: la App e il Widget principale.</text:p>
      <text:h text:style-name="P2" text:outline-level="2">La App</text:h>
      <text:p text:style-name="Text_20_body"><text:span text:style-name="T1">Kivy si aspetta che il programmatore estenda la sua classe </text:span><text:span text:style-name="Source_20_Text"><text:span text:style-name="T1">App</text:span></text:span><text:span text:style-name="T1"> e lì dentro costruisca l'interfaccia.</text:span></text:p>
      <text:p text:style-name="P11">Quindi inizia a mettere l'intestazione al programma e a importare un po' di oggetti di Kivy:</text:p>
      <text:p text:style-name="Preformatted_20_Text"><text:soft-page-break/></text:p>
      <text:p text:style-name="Preformatted_20_Text"><text:span text:style-name="Source_20_Text"><text:span text:style-name="T1">#!/usr/bin/env python</text:span></text:span></text:p>
      <text:p text:style-name="Preformatted_20_Text"><text:span text:style-name="Source_20_Text"><text:span text:style-name="T1"># -*- coding: utf8 -*-</text:span></text:span></text:p>
      <text:p text:style-name="Preformatted_20_Text"/>
      <text:p text:style-name="Preformatted_20_Text"><text:span text:style-name="Source_20_Text"><text:span text:style-name="T1">from kivy.app import App</text:span></text:span></text:p>
      <text:p text:style-name="P4"><text:span text:style-name="Source_20_Text"><text:span text:style-name="T1">from kivy.uix.boxlayout import BoxLayout</text:span></text:span></text:p>
      <text:p text:style-name="P11">Adesso introduciamo la sintassi per la creazione delle classi, una riga alla volta.</text:p>
      <text:p text:style-name="Text_20_body"><text:span text:style-name="T1">Crea la nuova classe </text:span><text:span text:style-name="Source_20_Text"><text:span text:style-name="T1">IndovinaApp</text:span></text:span><text:span text:style-name="T1"> che estende la classe </text:span><text:span text:style-name="Source_20_Text"><text:span text:style-name="T1">App</text:span></text:span><text:span text:style-name="T1"> di Kivy:</text:span></text:p>
      <text:p text:style-name="Preformatted_20_Text"/>
      <text:p text:style-name="P4"><text:span text:style-name="Source_20_Text"><text:span text:style-name="T1">class IndovinaApp ( App ):</text:span></text:span></text:p>
      <text:p text:style-name="Text_20_body"><text:span text:style-name="T1">Non abbiamo idea di cosa sappia fare la classe </text:span><text:span text:style-name="Source_20_Text"><text:span text:style-name="T1">App</text:span></text:span><text:span text:style-name="T1"> di Kivy, ma per ora l'importante è che la nostra nuova classe prenda tutte le funzioni di quella e aggiunga le proprie. Questo è quanto c'è scritto sul manuale e quanto ci serve sapere.</text:span></text:p>
      <text:p text:style-name="P11">Convenzione da rispettare: i nomi delle classi iniziano con una lettera maiuscola.</text:p>
      <text:p text:style-name="Text_20_body"><text:span text:style-name="T1">Dentro la classe definisci il metodo </text:span><text:span text:style-name="Source_20_Text"><text:span text:style-name="T1">build</text:span></text:span><text:span text:style-name="T1"> (occhio all'indentazione del codice):</text:span></text:p>
      <text:p text:style-name="Preformatted_20_Text"/>
      <text:p text:style-name="Preformatted_20_Text"><text:span text:style-name="Source_20_Text"><text:span text:style-name="T1">class IndovinaApp ( App ): <text:s/># &lt;- questo e' gia' scritto</text:span></text:span></text:p>
      <text:p text:style-name="P4"><text:span text:style-name="Source_20_Text"><text:s text:c="8"/></text:span><text:span text:style-name="Source_20_Text"><text:span text:style-name="T1">def build ( self ):</text:span></text:span></text:p>
      <text:p text:style-name="Text_20_body"><text:span text:style-name="T1">Il primo parametro </text:span><text:span text:style-name="Source_20_Text"><text:span text:style-name="T1">self</text:span></text:span><text:span text:style-name="T1"> è obbligatorio per tutti i metodi in Python, non lo devi mai dimenticare nella creazione di un metodo nuovo.</text:span></text:p>
      <text:p text:style-name="Text_20_body"><text:span text:style-name="T1">Finalmente scriviamo il codice dentro nel metodo </text:span><text:span text:style-name="Source_20_Text"><text:span text:style-name="T1">build</text:span></text:span><text:span text:style-name="T1"> (sempre occhio all'indentazione):</text:span></text:p>
      <text:p text:style-name="Preformatted_20_Text"/>
      <text:p text:style-name="Preformatted_20_Text"><text:span text:style-name="Source_20_Text"><text:span text:style-name="T1">class IndovinaApp ( App ): <text:s/># &lt;- questo e' gia' scritto</text:span></text:span></text:p>
      <text:p text:style-name="Preformatted_20_Text"><text:span text:style-name="Source_20_Text"><text:s text:c="8"/></text:span><text:span text:style-name="Source_20_Text"><text:span text:style-name="T1">def build ( self ): # &lt;- questo e' gia' scritto</text:span></text:span></text:p>
      <text:p text:style-name="Preformatted_20_Text"><text:span text:style-name="Source_20_Text"><text:s text:c="16"/></text:span><text:span text:style-name="Source_20_Text"><text:span text:style-name="T1">game = IndovinaGame ()</text:span></text:span></text:p>
      <text:p text:style-name="P4"><text:span text:style-name="Source_20_Text"><text:s text:c="16"/></text:span><text:span text:style-name="Source_20_Text"><text:span text:style-name="T1">return game</text:span></text:span></text:p>
      <text:p text:style-name="Text_20_body"><text:span text:style-name="T1">Cos'è </text:span><text:span text:style-name="Source_20_Text"><text:span text:style-name="T1">IndovinaGame()</text:span></text:span><text:span text:style-name="T1">? È la creazione di un nuovo oggetto di una classe </text:span><text:span text:style-name="Source_20_Text"><text:span text:style-name="T1">IndovinaGame</text:span></text:span><text:span text:style-name="T1"> che non abbiamo ancora definito, quindi per ora il nostro programma non funziona.</text:span></text:p>
      <text:h text:style-name="P3" text:outline-level="3">Riassunto</text:h>
      <text:list xml:id="list2700003896" text:style-name="L1">
        <text:list-item>
          <text:p text:style-name="P17"><text:span text:style-name="T1">I nomi delle classi per convenzione iniziano con una lettera maiuscola: </text:span><text:span text:style-name="Source_20_Text"><text:span text:style-name="T1">IndovinaGame</text:span></text:span><text:span text:style-name="T1">. </text:span></text:p>
        </text:list-item>
        <text:list-item>
          <text:p text:style-name="P17"><text:span text:style-name="T1">Quindi i nomi delle altre variabili iniziano con una lettera minuscola: </text:span><text:span text:style-name="Source_20_Text"><text:span text:style-name="T1">game</text:span></text:span><text:span text:style-name="T1">. </text:span></text:p>
        </text:list-item>
        <text:list-item>
          <text:p text:style-name="P17"><text:span text:style-name="T1">Per creare un oggetto di una classe si usa il nome della classe seguito da due parentesi tonde, come se fosse la chiamata di una funzione: </text:span><text:span text:style-name="Source_20_Text"><text:span text:style-name="T1">IndovinaGame()</text:span></text:span><text:span text:style-name="T1">. </text:span></text:p>
        </text:list-item>
        <text:list-item>
          <text:p text:style-name="P17"><text:span text:style-name="T1">Quando si definisce un metodo c'è sempre un primo parametro del metodo ed è </text:span><text:span text:style-name="Source_20_Text"><text:span text:style-name="T1">self</text:span></text:span><text:span text:style-name="T1">. </text:span></text:p>
        </text:list-item>
        <text:list-item>
          <text:p text:style-name="P16"><text:span text:style-name="T1">Un metodo si chiama come se fosse una funzione, quindi con le due parentesi tonde, ma senza specificare il </text:span><text:span text:style-name="Source_20_Text"><text:span text:style-name="T1">self</text:span></text:span><text:span text:style-name="T1">. </text:span></text:p>
        </text:list-item>
      </text:list>
      <text:h text:style-name="P3" text:outline-level="3">Il widget principale</text:h>
      <text:p text:style-name="P11">Un widget è un componente grafico di una interfaccia utente di un programma. Il termine deriva dalla contrazione dei termini "window" e "gadget".</text:p>
      <text:p text:style-name="P11"><text:soft-page-break/>In un programma Kivy dobbiamo definire un widget principale "radice" ("root" in inglese) che conterrà tutti gli altri.</text:p>
      <text:p text:style-name="P11">Per usare un widget di Kivy si può creare un oggetto di una classe già pronta oppure, se dobbiamo fare delle modifiche, creare una nostra classe ereditando una classe di Kivy e personalizzandola.</text:p>
      <text:p text:style-name="Text_20_body"><text:span text:style-name="T1">Siamo nel secondo caso: ti ricordi la classe </text:span><text:span text:style-name="Source_20_Text"><text:span text:style-name="T1">IndovinaGame</text:span></text:span><text:span text:style-name="T1"> utilizzata in </text:span><text:span text:style-name="Source_20_Text"><text:span text:style-name="T1">IndovinaApp</text:span></text:span><text:span text:style-name="T1">? Devi creare quella. Inserisci questo codice prima di </text:span><text:span text:style-name="Source_20_Text"><text:span text:style-name="T1">IndovinaApp</text:span></text:span><text:span text:style-name="T1">:</text:span></text:p>
      <text:p text:style-name="Preformatted_20_Text"/>
      <text:p text:style-name="Preformatted_20_Text"><text:span text:style-name="Source_20_Text"><text:span text:style-name="T1">class IndovinaGame ( BoxLayout ):</text:span></text:span></text:p>
      <text:p text:style-name="P4"><text:span text:style-name="Source_20_Text"><text:s text:c="8"/></text:span><text:span text:style-name="Source_20_Text"><text:span text:style-name="T1">pass</text:span></text:span></text:p>
      <text:p text:style-name="Text_20_body"><text:span text:style-name="Source_20_Text"><text:span text:style-name="T1">pass</text:span></text:span><text:span text:style-name="T1">?!? </text:span><text:span text:style-name="Source_20_Text"><text:span text:style-name="T1">pass</text:span></text:span><text:span text:style-name="T1"> non fa niente, ma dopo un ":" inizia per forza un blocco di codice, quindi devi mettere un'istruzione. </text:span></text:p>
      <text:p text:style-name="Text_20_body"><text:span text:style-name="T1">Per ora il nostro widget è piuttosto banale: è identico al </text:span><text:span text:style-name="Source_20_Text"><text:span text:style-name="T1">BoxLayout</text:span></text:span><text:span text:style-name="T1"> di Kivy perché ereditiamo tutto da quella classe e non facciamo modifiche.</text:span></text:p>
      <text:p text:style-name="Text_20_body"><text:span text:style-name="T1">Il </text:span><text:span text:style-name="Source_20_Text"><text:span text:style-name="T1">BoxLayout</text:span></text:span><text:span text:style-name="T1">, come dice il nome, organizza gli altri widget come se fossero in una scatola, uno di fianco all'altro, oppure uno sopra all'altro se gli diremo che l'orientamento è verticale. Nella documentazione di Kivy ci sono dei disegni che spiegano molto bene cosa succede.</text:span></text:p>
      <text:h text:style-name="P3" text:outline-level="3">Il punto di ingresso del programma</text:h>
      <text:p text:style-name="P11">Se avvii il programma adesso non fa niente: tutte le istruzioni che hai scritto definiscono delle classi o altri oggetti ma non eseguono nessuna azione che faccia "partire" qualcosa.</text:p>
      <text:p text:style-name="P11">Aggiungi in fondo il pezzo mancante:</text:p>
      <text:p text:style-name="Preformatted_20_Text"/>
      <text:p text:style-name="Preformatted_20_Text"><text:span text:style-name="Source_20_Text"><text:span text:style-name="T1">if __name__ == '__main__':</text:span></text:span></text:p>
      <text:p text:style-name="P4"><text:span text:style-name="Source_20_Text"><text:s text:c="8"/></text:span><text:span text:style-name="Source_20_Text"><text:span text:style-name="T1">IndovinaApp ().run ()</text:span></text:span></text:p>
      <text:p text:style-name="Text_20_body"><text:span text:style-name="T1">La riga con </text:span><text:span text:style-name="Source_20_Text"><text:span text:style-name="T1">if</text:span></text:span><text:span text:style-name="T1"> è un'altra convenzione in Python, per ora lasciala così. L'importante è capire che la prima cosa che il tuo programma esegue è </text:span><text:span text:style-name="Source_20_Text"><text:span text:style-name="T1">IndovinaApp().run()</text:span></text:span><text:span text:style-name="T1">.</text:span></text:p>
      <text:p text:style-name="P11">In dettaglio: </text:p>
      <text:list xml:id="list3991398642" text:style-name="L2">
        <text:list-item>
          <text:p text:style-name="P19"><text:span text:style-name="Source_20_Text"><text:span text:style-name="T1">IndovinaApp()</text:span></text:span><text:span text:style-name="T1"> -&gt; crea un oggetto della classe </text:span><text:span text:style-name="Source_20_Text"><text:span text:style-name="T1">IndovinaApp</text:span></text:span><text:span text:style-name="T1"> (vedi le parentesi tonde dopo il nome della classe?); </text:span></text:p>
        </text:list-item>
        <text:list-item>
          <text:p text:style-name="P18"><text:span text:style-name="Source_20_Text"><text:span text:style-name="T1">run()</text:span></text:span><text:span text:style-name="T1"> -&gt; chiama (esegue) il metodo </text:span><text:span text:style-name="Source_20_Text"><text:span text:style-name="T1">run</text:span></text:span><text:span text:style-name="T1"> dell'oggetto appena creato. </text:span></text:p>
        </text:list-item>
      </text:list>
      <text:p text:style-name="Text_20_body"><text:span text:style-name="T1">Nota che noi non abbiamo mai definito un metodo </text:span><text:span text:style-name="Source_20_Text"><text:span text:style-name="T1">run</text:span></text:span><text:span text:style-name="T1"> nella nostra classe </text:span><text:span text:style-name="Source_20_Text"><text:span text:style-name="T1">IndovinaApp</text:span></text:span><text:span text:style-name="T1">, ma l'ha ereditato dalla classe "genitore" </text:span><text:span text:style-name="Source_20_Text"><text:span text:style-name="T1">App</text:span></text:span><text:span text:style-name="T1"> di Kivy.</text:span></text:p>
      <text:p text:style-name="Text_20_body"><text:span text:style-name="T1">Cosa succeda quando chiamiamo il metodo </text:span><text:span text:style-name="Source_20_Text"><text:span text:style-name="T1">run</text:span></text:span><text:span text:style-name="T1"> non lo sappiamo, però non ci interessa molto: l'importante è che si apra una finestra che, per ora, è completamente vuota.</text:span></text:p>
      <text:h text:style-name="P3" text:outline-level="3">Riempiamo la finestra</text:h>
      <text:p text:style-name="P11">Per creare e aggiungere tutti i widget nella finestra potremmo usare dei comandi in Python, ma Kivy ci mette a disposizione un altro sistema che ci facilita la vita: il file "kv".</text:p>
      <text:p text:style-name="Text_20_body"><text:soft-page-break/><text:span text:style-name="T1">Crea un file che si chiama "indovina.kv". Importante: in questo caso il nome del file deve essere uguale al nome della classe </text:span><text:span text:style-name="Source_20_Text"><text:span text:style-name="T1">...App</text:span></text:span><text:span text:style-name="T1">, ma senza la parte "App".</text:span></text:p>
      <text:p text:style-name="P11">La sintassi del file "kv" è abbastanza simile a quella di Python: tutta con ":" e rientri.</text:p>
      <text:p text:style-name="P11">La nostra finestra sarà composta da quattro righe: </text:p>
      <text:list xml:id="list4206021007" text:style-name="L3">
        <text:list-item>
          <text:p text:style-name="P12">inserimento numero </text:p>
        </text:list-item>
        <text:list-item>
          <text:p text:style-name="P12">pulsante per controllare se è corretto </text:p>
        </text:list-item>
        <text:list-item>
          <text:p text:style-name="P12">risposta del programma </text:p>
        </text:list-item>
        <text:list-item>
          <text:p text:style-name="P13">messaggio di congratulazioni </text:p>
        </text:list-item>
      </text:list>
      <text:p text:style-name="P11">Ecco il codice:</text:p>
      <text:p text:style-name="Preformatted_20_Text"/>
      <text:p text:style-name="Preformatted_20_Text"><text:span text:style-name="Source_20_Text"><text:span text:style-name="T1">&lt;IndovinaGame&gt;:</text:span></text:span></text:p>
      <text:p text:style-name="Preformatted_20_Text"><text:span text:style-name="Source_20_Text"><text:s text:c="8"/></text:span><text:span text:style-name="Source_20_Text"><text:span text:style-name="T1">orientation: "vertical"</text:span></text:span></text:p>
      <text:p text:style-name="Preformatted_20_Text"><text:span text:style-name="Source_20_Text"><text:s text:c="8"/></text:span></text:p>
      <text:p text:style-name="Preformatted_20_Text"><text:span text:style-name="Source_20_Text"><text:s text:c="8"/></text:span><text:span text:style-name="Source_20_Text"><text:span text:style-name="T1">BoxLayout:</text:span></text:span></text:p>
      <text:p text:style-name="Preformatted_20_Text"><text:span text:style-name="Source_20_Text"><text:s text:c="16"/></text:span><text:span text:style-name="Source_20_Text"><text:span text:style-name="T1">Label:</text:span></text:span></text:p>
      <text:p text:style-name="Preformatted_20_Text"><text:span text:style-name="Source_20_Text"><text:s text:c="24"/></text:span><text:span text:style-name="Source_20_Text"><text:span text:style-name="T1">text: "Il tuo tentativo"</text:span></text:span></text:p>
      <text:p text:style-name="Preformatted_20_Text"><text:span text:style-name="Source_20_Text"><text:s text:c="16"/></text:span><text:span text:style-name="Source_20_Text"><text:span text:style-name="T1">TextInput:</text:span></text:span></text:p>
      <text:p text:style-name="Preformatted_20_Text"><text:span text:style-name="Source_20_Text"><text:s text:c="24"/></text:span><text:span text:style-name="Source_20_Text"><text:span text:style-name="T1">id: numero</text:span></text:span></text:p>
      <text:p text:style-name="Preformatted_20_Text"><text:span text:style-name="Source_20_Text"><text:s text:c="8"/></text:span></text:p>
      <text:p text:style-name="Preformatted_20_Text"><text:span text:style-name="Source_20_Text"><text:s text:c="8"/></text:span><text:span text:style-name="Source_20_Text"><text:span text:style-name="T1">BoxLayout:</text:span></text:span></text:p>
      <text:p text:style-name="Preformatted_20_Text"><text:span text:style-name="Source_20_Text"><text:s text:c="16"/></text:span><text:span text:style-name="Source_20_Text"><text:span text:style-name="T1">Button:</text:span></text:span></text:p>
      <text:p text:style-name="Preformatted_20_Text"><text:span text:style-name="Source_20_Text"><text:s text:c="24"/></text:span><text:span text:style-name="Source_20_Text"><text:span text:style-name="T1">text: "Controlla se hai indovinato"</text:span></text:span></text:p>
      <text:p text:style-name="Preformatted_20_Text"><text:span text:style-name="Source_20_Text"><text:s text:c="8"/></text:span></text:p>
      <text:p text:style-name="Preformatted_20_Text"><text:span text:style-name="Source_20_Text"><text:s text:c="8"/></text:span><text:span text:style-name="Source_20_Text"><text:span text:style-name="T1">BoxLayout:</text:span></text:span></text:p>
      <text:p text:style-name="Preformatted_20_Text"><text:span text:style-name="Source_20_Text"><text:s text:c="16"/></text:span><text:span text:style-name="Source_20_Text"><text:span text:style-name="T1">Label:</text:span></text:span></text:p>
      <text:p text:style-name="Preformatted_20_Text"><text:span text:style-name="Source_20_Text"><text:s text:c="24"/></text:span><text:span text:style-name="Source_20_Text"><text:span text:style-name="T1">text: "numero"</text:span></text:span></text:p>
      <text:p text:style-name="Preformatted_20_Text"><text:span text:style-name="Source_20_Text"><text:s text:c="16"/></text:span><text:span text:style-name="Source_20_Text"><text:span text:style-name="T1">Label:</text:span></text:span></text:p>
      <text:p text:style-name="Preformatted_20_Text"><text:span text:style-name="Source_20_Text"><text:s text:c="24"/></text:span><text:span text:style-name="Source_20_Text"><text:span text:style-name="T1">id: ordine</text:span></text:span></text:p>
      <text:p text:style-name="Preformatted_20_Text"><text:span text:style-name="Source_20_Text"><text:s text:c="24"/></text:span><text:span text:style-name="Source_20_Text"><text:span text:style-name="T1">text: ""</text:span></text:span></text:p>
      <text:p text:style-name="Preformatted_20_Text"><text:span text:style-name="Source_20_Text"><text:s text:c="16"/></text:span><text:span text:style-name="Source_20_Text"><text:span text:style-name="T1">Label:</text:span></text:span></text:p>
      <text:p text:style-name="Preformatted_20_Text"><text:span text:style-name="Source_20_Text"><text:s text:c="24"/></text:span><text:span text:style-name="Source_20_Text"><text:span text:style-name="T1">text: "estratto"</text:span></text:span></text:p>
      <text:p text:style-name="Preformatted_20_Text"/>
      <text:p text:style-name="Preformatted_20_Text"><text:span text:style-name="Source_20_Text"><text:s text:c="8"/></text:span><text:span text:style-name="Source_20_Text"><text:span text:style-name="T1">BoxLayout:</text:span></text:span></text:p>
      <text:p text:style-name="Preformatted_20_Text"><text:span text:style-name="Source_20_Text"><text:s text:c="16"/></text:span><text:span text:style-name="Source_20_Text"><text:span text:style-name="T1">Label:</text:span></text:span></text:p>
      <text:p text:style-name="Preformatted_20_Text"><text:span text:style-name="Source_20_Text"><text:s text:c="24"/></text:span><text:span text:style-name="Source_20_Text"><text:span text:style-name="T1">id: messaggio</text:span></text:span></text:p>
      <text:p text:style-name="P4"><text:span text:style-name="Source_20_Text"><text:s text:c="24"/></text:span><text:span text:style-name="Source_20_Text"><text:span text:style-name="T1">text: ""</text:span></text:span></text:p>
      <text:p text:style-name="P11">Riesci a vedere come sono "inscatolati" i widget?</text:p>
      <text:p text:style-name="P11">Ora avvia il programma e guarda cosa compare.</text:p>
      <text:p text:style-name="P11">La finestra è decisamente un po' ingombrante.</text:p>
      <text:p text:style-name="P11">Per ridimensionarla quando parte il programma devi inserire le seguenti istruzioni nel file Python prima della definizione delle classi: </text:p>
      <text:p text:style-name="Preformatted_20_Text"/>
      <text:p text:style-name="Preformatted_20_Text"><text:span text:style-name="Source_20_Text"><text:span text:style-name="T1">from kivy.config import Config</text:span></text:span></text:p>
      <text:p text:style-name="Preformatted_20_Text"><text:span text:style-name="Source_20_Text"><text:span text:style-name="T1">Config.set ( "graphics", "width", "400" )</text:span></text:span></text:p>
      <text:p text:style-name="P4"><text:span text:style-name="Source_20_Text"><text:span text:style-name="T1">Config.set ( "graphics", "height", "120" )</text:span></text:span></text:p>
      <text:p text:style-name="Text_20_body"><text:span text:style-name="Source_20_Text"><text:span text:style-name="T1">width</text:span></text:span><text:span text:style-name="T1"> è la larghezza e viene impostata a 400 pixel, mentre </text:span><text:span text:style-name="Source_20_Text"><text:span text:style-name="T1">height</text:span></text:span><text:span text:style-name="T1"> è l'altezza impostata a 120 pixel. Scegli le dimensioni che preferisci.</text:span></text:p>
      <text:h text:style-name="P3" text:outline-level="3"><text:soft-page-break/>La logica del programma</text:h>
      <text:p text:style-name="P11">In questa nuova struttura dove facciamo estrarre il numero da indovinare? Dove mettiamo la lettura del numero inserito dall'utente e la verifica se ha indovinato?</text:p>
      <text:p text:style-name="Text_20_body"><text:span text:style-name="T1">Per fare tutto ciò modifichiamo la nostra classe </text:span><text:span text:style-name="Source_20_Text"><text:span text:style-name="T1">IndovinaGame</text:span></text:span><text:span text:style-name="T1"> aggiungendo i metodi che faranno i lavori richiesti.</text:span></text:p>
      <text:p text:style-name="Text_20_body"><text:span text:style-name="T1">Quindi il primo metodo che ci serve è quello che estrarrà il numero da indovinare. Nella classe </text:span><text:span text:style-name="Source_20_Text"><text:span text:style-name="T1">IndovinaGame</text:span></text:span><text:span text:style-name="T1"> elimina il </text:span><text:span text:style-name="Source_20_Text"><text:span text:style-name="T1">pass</text:span></text:span><text:span text:style-name="T1"> (era lì solo per occupare spazio) e crea il primo metodo vero:</text:span></text:p>
      <text:p text:style-name="Preformatted_20_Text"/>
      <text:p text:style-name="Preformatted_20_Text"><text:span text:style-name="Source_20_Text"><text:span text:style-name="T1">def estrai_numero ( self ):</text:span></text:span></text:p>
      <text:p text:style-name="P4"><text:span text:style-name="Source_20_Text"><text:s text:c="8"/></text:span><text:span text:style-name="Source_20_Text"><text:span text:style-name="T1">self.estratto = randint ( 0, 50 )</text:span></text:span></text:p>
      <text:p text:style-name="Text_20_body"><text:span text:style-name="T1">Ricordati di importare la funzione </text:span><text:span text:style-name="Source_20_Text"><text:span text:style-name="T1">randint</text:span></text:span><text:span text:style-name="T1"> da qualche parte all'inizio del programma:</text:span></text:p>
      <text:p text:style-name="Preformatted_20_Text"/>
      <text:p text:style-name="P4"><text:span text:style-name="Source_20_Text"><text:span text:style-name="T1">from random import randint</text:span></text:span></text:p>
      <text:p text:style-name="Text_20_body"><text:span text:style-name="T1">Ma cos'è questo </text:span><text:span text:style-name="Source_20_Text"><text:span text:style-name="T1">self</text:span></text:span><text:span text:style-name="T1">?</text:span></text:p>
      <text:p text:style-name="Text_20_body"><text:span text:style-name="T1">"self" in inglese vuol dire "stesso", come "myself" -&gt; "me stesso", quindi in Python </text:span><text:span text:style-name="Source_20_Text"><text:span text:style-name="T1">self</text:span></text:span><text:span text:style-name="T1"> indica l'oggetto della classe </text:span><text:span text:style-name="Source_20_Text"><text:span text:style-name="T1">IndovinaGame</text:span></text:span><text:span text:style-name="T1"> su cui stiamo lavorando. La riga</text:span></text:p>
      <text:p text:style-name="Preformatted_20_Text"/>
      <text:p text:style-name="P4"><text:span text:style-name="Source_20_Text"><text:span text:style-name="T1">self.estratto = randint ( 0, 50 )</text:span></text:span></text:p>
      <text:p text:style-name="Text_20_body"><text:span text:style-name="T1">prende il valore del numero sorteggiato da </text:span><text:span text:style-name="Source_20_Text"><text:span text:style-name="T1">randint</text:span></text:span><text:span text:style-name="T1"> e lo salva nell'attributo </text:span><text:span text:style-name="Source_20_Text"><text:span text:style-name="T1">estratto</text:span></text:span><text:span text:style-name="T1"> dell'oggetto.</text:span></text:p>
      <text:p text:style-name="P11">Perché in un attributo e non in una variabile? Un attributo è una variabile, ma non viene persa quando il metodo finisce perché rimane nell'oggetto e la potremo leggere in seguito. Questo ci servirà.</text:p>
      <text:p text:style-name="Text_20_body"><text:span text:style-name="T1">Perché il metodo </text:span><text:span text:style-name="Source_20_Text"><text:span text:style-name="T1">estrai_numero</text:span></text:span><text:span text:style-name="T1"> venga eseguito deve essere richiamato da qualche parte. Quindi chiamiamolo dentro </text:span><text:span text:style-name="Source_20_Text"><text:span text:style-name="T1">build</text:span></text:span><text:span text:style-name="T1"> di </text:span><text:span text:style-name="Source_20_Text"><text:span text:style-name="T1">IndovinaApp</text:span></text:span><text:span text:style-name="T1">. Aggiungilo prima del </text:span><text:span text:style-name="Source_20_Text"><text:span text:style-name="T1">return</text:span></text:span><text:span text:style-name="T1">:</text:span></text:p>
      <text:p text:style-name="Preformatted_20_Text"/>
      <text:p text:style-name="P4"><text:span text:style-name="Source_20_Text"><text:span text:style-name="T1">game.estrai_numero ()</text:span></text:span></text:p>
      <text:p text:style-name="Text_20_body"><text:span text:style-name="Source_20_Text"><text:span text:style-name="T1">game</text:span></text:span><text:span text:style-name="T1"> è il nome del nostro oggetto della classe </text:span><text:span text:style-name="Source_20_Text"><text:span text:style-name="T1">IndovinaGame</text:span></text:span><text:span text:style-name="T1">, quindi avrà il nuovo metodo. Torna tutto?</text:span></text:p>
      <text:p text:style-name="P11">Se esegui il programma non vedi nessuna differenza, ma adesso il numero da indovinare viene calcolato e memorizzato.</text:p>
      <text:h text:style-name="P3" text:outline-level="3">Facciamo funzionare il pulsante</text:h>
      <text:p text:style-name="P11">Per far svolgere un'azione al pulsante quando viene premuto occorre collegarlo a un metodo che contiene il codice da eseguire.</text:p>
      <text:p text:style-name="Text_20_body"><text:span text:style-name="T1">Nel file "kv", come nuovo attributo del </text:span><text:span text:style-name="Source_20_Text"><text:span text:style-name="T1">Button</text:span></text:span><text:span text:style-name="T1">, aggiungi:</text:span></text:p>
      <text:p text:style-name="Preformatted_20_Text"/>
      <text:p text:style-name="P4"><text:span text:style-name="Source_20_Text"><text:span text:style-name="T1">on_press: root.controlla_numero ( numero )</text:span></text:span></text:p>
      <text:p text:style-name="Text_20_body"><text:span text:style-name="Source_20_Text"><text:span text:style-name="T1">on_press</text:span></text:span><text:span text:style-name="T1"> significa "quando viene premuto", </text:span><text:span text:style-name="Source_20_Text"><text:span text:style-name="T1">root</text:span></text:span><text:span text:style-name="T1"> è il widget principale, quindi la nostra classe </text:span><text:span text:style-name="Source_20_Text"><text:span text:style-name="T1">IndovinaGame</text:span></text:span><text:span text:style-name="T1"> e </text:span><text:span text:style-name="Source_20_Text"><text:span text:style-name="T1">controlla_numero</text:span></text:span><text:span text:style-name="T1"> sarà il nuovo metodo che dovrai </text:span><text:soft-page-break/><text:span text:style-name="T1">scrivere. A quel metodo viene passato, come parametro, il contenuto del widget che ha come id "numero". Cercalo: qual è?</text:span></text:p>
      <text:p text:style-name="P11">Intanto che ci sei aggiungi altre due righe nel file "kv" che servono per fare in modo che alcuni widget definiti lì dentro siano visibili anche nel file Python. Nella seconda riga, dopo &lt;IndovinaGame&gt;, inserisci:</text:p>
      <text:p text:style-name="Preformatted_20_Text"/>
      <text:p text:style-name="Preformatted_20_Text"><text:span text:style-name="Source_20_Text"><text:span text:style-name="T1">ordine: ordine</text:span></text:span></text:p>
      <text:p text:style-name="P4"><text:span text:style-name="Source_20_Text"><text:span text:style-name="T1">messaggio: messaggio</text:span></text:span></text:p>
      <text:p text:style-name="P11">Sembra strano, ma prima e dopo il ":" c'è lo stesso nome perché per comodità usiamo lo stesso nome sia nel file "kv" che nel file Python. Non è obbligatorio.</text:p>
      <text:p text:style-name="Text_20_body"><text:span text:style-name="T1">Nel file Python aggiungi due righe simili a quelle subito sotto </text:span><text:span text:style-name="Source_20_Text"><text:span text:style-name="T1">class IndovinaGame</text:span></text:span><text:span text:style-name="T1">:</text:span></text:p>
      <text:p text:style-name="Preformatted_20_Text"/>
      <text:p text:style-name="Preformatted_20_Text"><text:span text:style-name="Source_20_Text"><text:span text:style-name="T1">ordine = ObjectProperty ( None )</text:span></text:span></text:p>
      <text:p text:style-name="P4"><text:span text:style-name="Source_20_Text"><text:span text:style-name="T1">messaggio = ObjectProperty ( None )</text:span></text:span></text:p>
      <text:p text:style-name="P11">Queste quattro righe (2 nel file "kv" e 2 nel file Python) permettono di modificare tramite il codice Python i widget che hanno come id "ordine" e "messaggio".</text:p>
      <text:p text:style-name="Text_20_body"><text:span text:style-name="Source_20_Text"><text:span text:style-name="T1">ObjectProperty</text:span></text:span><text:span text:style-name="T1"> è una classe definita da Kivy, quindi devi importarla all'</text:span><text:span text:style-name="T2">inizio</text:span><text:span text:style-name="T1"> del programma, altrimenti Python segnala un errore:</text:span></text:p>
      <text:p text:style-name="Preformatted_20_Text"/>
      <text:p text:style-name="P4"><text:span text:style-name="Source_20_Text"><text:span text:style-name="T1">from kivy.properties import ObjectProperty</text:span></text:span></text:p>
      <text:p text:style-name="Text_20_body"><text:span text:style-name="T1">Adesso puoi aggiungere il nuovo metodo alla classe </text:span><text:span text:style-name="Source_20_Text"><text:span text:style-name="T1">IndovinaGame</text:span></text:span><text:span text:style-name="T1">:</text:span></text:p>
      <text:p text:style-name="Preformatted_20_Text"/>
      <text:p text:style-name="Preformatted_20_Text"><text:span text:style-name="Source_20_Text"><text:span text:style-name="T1">def controlla_numero ( self, w_numero ):</text:span></text:span></text:p>
      <text:p text:style-name="Preformatted_20_Text"><text:span text:style-name="Source_20_Text"><text:s text:c="8"/></text:span><text:span text:style-name="Source_20_Text"><text:span text:style-name="T1">try:</text:span></text:span></text:p>
      <text:p text:style-name="Preformatted_20_Text"><text:span text:style-name="Source_20_Text"><text:s text:c="16"/></text:span><text:span text:style-name="Source_20_Text"><text:span text:style-name="T1">numero = int ( w_numero.text )</text:span></text:span></text:p>
      <text:p text:style-name="Preformatted_20_Text"><text:span text:style-name="Source_20_Text"><text:s text:c="8"/></text:span><text:span text:style-name="Source_20_Text"><text:span text:style-name="T1">except ValueError:</text:span></text:span></text:p>
      <text:p text:style-name="Preformatted_20_Text"><text:span text:style-name="Source_20_Text"><text:s text:c="16"/></text:span><text:span text:style-name="Source_20_Text"><text:span text:style-name="T1">numero = 0</text:span></text:span></text:p>
      <text:p text:style-name="Preformatted_20_Text"/>
      <text:p text:style-name="Preformatted_20_Text"><text:span text:style-name="Source_20_Text"><text:s text:c="8"/></text:span><text:span text:style-name="Source_20_Text"><text:span text:style-name="T1">if numero &lt; self.estratto:</text:span></text:span></text:p>
      <text:p text:style-name="Preformatted_20_Text"><text:span text:style-name="Source_20_Text"><text:s text:c="16"/></text:span><text:span text:style-name="Source_20_Text"><text:span text:style-name="T1">self.ordine.text = "&lt;"</text:span></text:span></text:p>
      <text:p text:style-name="Preformatted_20_Text"/>
      <text:p text:style-name="Preformatted_20_Text"><text:span text:style-name="Source_20_Text"><text:s text:c="8"/></text:span><text:span text:style-name="Source_20_Text"><text:span text:style-name="T1">if numero &gt; self.estratto:</text:span></text:span></text:p>
      <text:p text:style-name="Preformatted_20_Text"><text:span text:style-name="Source_20_Text"><text:s text:c="16"/></text:span><text:span text:style-name="Source_20_Text"><text:span text:style-name="T1">self.ordine.text = "&gt;"</text:span></text:span></text:p>
      <text:p text:style-name="Preformatted_20_Text"/>
      <text:p text:style-name="Preformatted_20_Text"><text:span text:style-name="Source_20_Text"><text:s text:c="8"/></text:span><text:span text:style-name="Source_20_Text"><text:span text:style-name="T1">if numero == self.estratto:</text:span></text:span></text:p>
      <text:p text:style-name="Preformatted_20_Text"><text:span text:style-name="Source_20_Text"><text:s text:c="16"/></text:span><text:span text:style-name="Source_20_Text"><text:span text:style-name="T1">self.ordine.text = "="</text:span></text:span></text:p>
      <text:p text:style-name="P4"><text:span text:style-name="Source_20_Text"><text:s text:c="16"/></text:span><text:span text:style-name="Source_20_Text"><text:span text:style-name="T1">self.messaggio.text = "Bravo hai indovinato!"</text:span></text:span></text:p>
      <text:p text:style-name="P11">Prova a eseguire il programma e controlla se tutto funziona.</text:p>
      <text:p text:style-name="P11">Come esercizio cerca di individuare dove nel codice: </text:p>
      <text:list xml:id="list1794087098" text:style-name="L4">
        <text:list-item>
          <text:p text:style-name="P14">viene letto il numero inserito dall'utente. Il valore inserito non viene usato così com'è. Perché? Cosa viene fatto? </text:p>
        </text:list-item>
        <text:list-item>
          <text:p text:style-name="P14">Il numero inserito dall'utente viene confrontato con quello estratto. Vedi dove viene utilizzato l'attributo dell'oggetto che è stato memorizzato in precedenza? </text:p>
        </text:list-item>
        <text:list-item>
          <text:p text:style-name="P15">I testi dei widget "ordine" e "messaggio" vengono modificati per comunicare il risultato all'utente. </text:p>
        </text:list-item>
      </text:list>
      <text:h text:style-name="P3" text:outline-level="3"><text:soft-page-break/>Risposte</text:h>
      <text:list xml:id="list1892159828" text:style-name="L5">
        <text:list-item>
          <text:p text:style-name="P20"><text:span text:style-name="T1">Il valore inserito dall'utente viene letto dal widget </text:span><text:span text:style-name="Source_20_Text"><text:span text:style-name="T1">w_numero</text:span></text:span><text:span text:style-name="T1"> che è passato come parametro al metodo </text:span><text:span text:style-name="Source_20_Text"><text:span text:style-name="T1">controlla_numero</text:span></text:span><text:span text:style-name="T1">. Questo widget ha un attributo </text:span><text:span text:style-name="Source_20_Text"><text:span text:style-name="T1">text</text:span></text:span><text:span text:style-name="T1"> in cui è contenuto il testo scritto dall'utente. Il valore, però, non può essere usato così com'è perché è una stringa, quindi deve essere convertito in un numero intero tramite la funzione </text:span><text:span text:style-name="Source_20_Text"><text:span text:style-name="T1">int</text:span></text:span><text:span text:style-name="T1">: </text:span></text:p>
          <text:p text:style-name="P5"/>
          <text:p text:style-name="P6"><text:span text:style-name="Source_20_Text"><text:span text:style-name="T1">numero = int ( w_numero.text )</text:span></text:span></text:p>
        </text:list-item>
      </text:list>
      <text:list xml:id="list2956931742" text:style-name="L6">
        <text:list-item>
          <text:p text:style-name="P21"><text:span text:style-name="T1">In precedenza hai memorizzato il numero da indovinare nell'attributo </text:span><text:span text:style-name="Source_20_Text"><text:span text:style-name="T1">estratto</text:span></text:span><text:span text:style-name="T1"> dell'oggetto della classe </text:span><text:span text:style-name="Source_20_Text"><text:span text:style-name="T1">IndovinaGame</text:span></text:span><text:span text:style-name="T1">, quindi per "ripescarlo" per confrontarlo con quello inserito dall'utente devi usare la sintassi </text:span><text:span text:style-name="Source_20_Text"><text:span text:style-name="T1">self.estratto</text:span></text:span><text:span text:style-name="T1">; la trovi nelle righe tipo questa: </text:span></text:p>
          <text:p text:style-name="P7"/>
          <text:p text:style-name="P7"><text:span text:style-name="Source_20_Text"><text:span text:style-name="T1">if numero &lt; self.estratto:</text:span></text:span></text:p>
          <text:p text:style-name="P8"><text:span text:style-name="Source_20_Text"><text:s text:c="8"/></text:span><text:span text:style-name="Source_20_Text"><text:span text:style-name="T1">...</text:span></text:span></text:p>
        </text:list-item>
      </text:list>
      <text:list xml:id="list2266610888" text:style-name="L7">
        <text:list-item>
          <text:p text:style-name="P22"><text:span text:style-name="T1">I widget "ordine" e "messaggio" sono memorizzati negli attributi della classe </text:span><text:span text:style-name="Source_20_Text"><text:span text:style-name="T1">IndovinaGame</text:span></text:span><text:span text:style-name="T1"> che hanno lo stesso nome. I widget di tipo Label hanno un attributo </text:span><text:span text:style-name="Source_20_Text"><text:span text:style-name="T1">text</text:span></text:span><text:span text:style-name="T1"> che contiene il testo visualizzato, quindi copiando una nuova stringa in quell'attributo si cambia il testo mostrato a video: </text:span></text:p>
          <text:p text:style-name="P9"/>
          <text:p text:style-name="P10"><text:span text:style-name="Source_20_Text"><text:span text:style-name="T1">self.messaggio.text = "Bravo hai indovinato!"</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r-main-font" svg:font-family="'var r-main-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dovina il numero - Tutorial con Kivy</dc:title>
    <meta:document-statistic meta:table-count="0" meta:image-count="0" meta:object-count="0" meta:page-count="8" meta:paragraph-count="189" meta:word-count="2218" meta:character-count="14380" meta:non-whitespace-character-count="11724"/>
    <meta:generator>LibreOffice/7.3.7.2$Linux_X86_64 LibreOffice_project/30$Build-2</meta:generator>
    <meta:user-defined meta:name=""/>
    <meta:user-defined meta:name="viewport">width=device-width, initial-scale=1.0, maximum-scale=1.0, user-scalable=no</meta:user-defined>
  </office:meta>
</office:document-meta>
</file>